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" svg:font-family="Calibri" svg:panose-1="2 15 5 2 2 2 4 3 2 4"/>
    <style:font-face style:font-family-generic="swiss" style:font-pitch="variable" style:name="Arial" svg:font-family="Arial"/>
  </office:font-face-decls>
  <office:automatic-styles>
    <style:style style:family="paragraph" style:name="ae93cb3" style:parent-style-name="Standard">
      <style:text-properties fo:color="#ff0000"/>
    </style:style>
    <style:style style:family="paragraph" style:name="ac36650" style:parent-style-name="Standard">
      <style:text-properties fo:color="#ff0000"/>
    </style:style>
    <style:style style:family="text" style:name="a982a52">
      <style:text-properties fo:color="#ff0000" fo:font-weight="bold" style:font-weight-asian="bold" style:font-weight-complex="bold" style:text-underline-style="solid"/>
    </style:style>
    <style:style style:family="text" style:name="a2c0b60">
      <style:text-properties fo:font-weight="bold" style:font-weight-asian="bold" style:font-weight-complex="bold" style:text-underline-style="solid"/>
    </style:style>
    <style:style style:family="text" style:name="aa5ed58">
      <style:text-properties fo:color="#0084d1"/>
    </style:style>
    <style:style style:family="text" style:name="ac39244">
      <style:text-properties fo:font-weight="bold" style:font-weight-asian="bold" style:font-weight-complex="bold" style:text-underline-style="solid"/>
    </style:style>
    <style:style style:family="text" style:name="a0e88f3">
      <style:text-properties fo:color="#0084d1"/>
    </style:style>
    <style:style style:family="text" style:name="a62382e">
      <style:text-properties fo:color="#000000"/>
    </style:style>
    <style:style style:family="text" style:name="a35efa3">
      <style:text-properties fo:color="#0084d1"/>
    </style:style>
    <style:style style:family="text" style:name="a57fa40">
      <style:text-properties fo:color="#ff0000"/>
    </style:style>
    <style:style style:family="paragraph" style:list-style-name="L1" style:name="ad5110f" style:parent-style-name="Standard">
      <style:paragraph-properties fo:margin-bottom="0.0mm" fo:margin-top="0.0mm"/>
      <style:text-properties/>
    </style:style>
    <style:style style:family="text" style:name="a0522ed">
      <style:text-properties fo:color="#0084d1"/>
    </style:style>
    <style:style style:family="text" style:name="a79da10">
      <style:text-properties fo:font-weight="bold" style:font-weight-asian="bold" style:font-weight-complex="bold" style:text-underline-style="solid"/>
    </style:style>
    <style:style style:family="text" style:name="a77dd65">
      <style:text-properties fo:color="#0084d1"/>
    </style:style>
    <style:style style:family="text" style:name="a77fd34">
      <style:text-properties fo:color="#ff0000"/>
    </style:style>
    <style:style style:family="text" style:name="a14d72e">
      <style:text-properties fo:color="#0084d1"/>
    </style:style>
    <style:style style:family="text" style:name="a9db609">
      <style:text-properties fo:color="#000000"/>
    </style:style>
    <style:style style:family="paragraph" style:list-style-name="L1" style:name="a190fe0" style:parent-style-name="Standard">
      <style:paragraph-properties fo:margin-bottom="0.0mm" fo:margin-top="0.0mm"/>
      <style:text-properties/>
    </style:style>
    <style:style style:family="text" style:name="abf419b">
      <style:text-properties fo:font-weight="bold" style:font-weight-asian="bold" style:font-weight-complex="bold" style:text-underline-style="solid"/>
    </style:style>
    <style:style style:family="text" style:name="a6a7170">
      <style:text-properties fo:color="#ff0000"/>
    </style:style>
    <style:style style:family="text" style:name="a91a18f">
      <style:text-properties fo:color="#000000"/>
    </style:style>
    <style:style style:family="paragraph" style:list-style-name="L1" style:name="a8095b4" style:parent-style-name="Standard">
      <style:paragraph-properties fo:margin-bottom="0.0mm" fo:margin-top="0.0mm"/>
      <style:text-properties/>
    </style:style>
    <style:style style:family="paragraph" style:list-style-name="L1" style:name="a1715e2" style:parent-style-name="Standard">
      <style:paragraph-properties fo:margin-bottom="0.0mm" fo:margin-top="0.0mm"/>
    </style:style>
    <style:style style:family="text" style:name="a35fc9f">
      <style:text-properties fo:font-weight="bold" style:font-weight-asian="bold" style:font-weight-complex="bold" style:text-underline-style="solid"/>
    </style:style>
    <text:list-style style:name="L1">
      <text:list-level-style-bullet text:bullet-char="•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bullet>
      <text:list-level-style-bullet text:bullet-char="◦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bullet>
      <text:list-level-style-bullet text:bullet-char="▪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•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bullet>
      <text:list-level-style-bullet text:bullet-char="◦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▪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bullet>
      <text:list-level-style-bullet text:bullet-char="•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◦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bullet>
      <text:list-level-style-bullet text:bullet-char="▪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</text:list-style>
    <style:style style:family="text" style:name="ace1072">
      <style:text-properties fo:color="#0084d1"/>
    </style:style>
    <style:style style:family="text" style:name="a5266dc">
      <style:text-properties fo:color="#0084d1"/>
    </style:style>
    <style:style style:family="text" style:name="afa6d92">
      <style:text-properties fo:color="#000000"/>
    </style:style>
  </office:automatic-styles>
  <office:body>
    <office:text>
      <text:p text:style-name="Standard">Normal style is set to text color „Chart12“. This paragraph must be<text:s/><text:span text:style-name="a35fc9f">blue</text:span>.</text:p>
      <text:list text:continue-numbering="true" text:style-name="L1" xml:id="list7023089816947339485">
        <text:list-item>
          <text:p text:style-name="a1715e2">Default paragraph with blue bullet.</text:p>
        </text:list-item>
      </text:list>
      <text:list text:continue-numbering="true" text:style-name="L1" xml:id="list7023089816947339485">
        <text:list-item>
          <text:p text:style-name="a8095b4">Blue<text:s/><text:span text:style-name="a91a18f">black<text:s/></text:span><text:span text:style-name="a6a7170">red</text:span>, with<text:s/><text:span text:style-name="abf419b">blue bullet</text:span>.</text:p>
        </text:list-item>
      </text:list>
      <text:list text:continue-numbering="true" text:style-name="L1" xml:id="list7023089816947339485">
        <text:list-item>
          <text:p text:style-name="a190fe0"><text:span text:style-name="ace1072">Blue<text:s/></text:span><text:span text:style-name="a9db609">bla</text:span>ck<text:s/><text:span text:style-name="a77fd34">red</text:span><text:span text:style-name="a77dd65">, with<text:s/></text:span><text:span text:style-name="a79da10">black bullet</text:span><text:span text:style-name="a0522ed">.</text:span></text:p>
        </text:list-item>
      </text:list>
      <text:list text:continue-numbering="true" text:style-name="L1" xml:id="list7023089816947339485">
        <text:list-item>
          <text:p text:style-name="ad5110f"><text:span text:style-name="a5266dc">Blue<text:s/></text:span><text:span text:style-name="afa6d92">bla</text:span><text:span text:style-name="a62382e">ck<text:s/></text:span>red<text:span text:style-name="a0e88f3">, with<text:s/></text:span><text:span text:style-name="ac39244">red bullet</text:span><text:span text:style-name="aa5ed58">.</text:span></text:p>
        </text:list-item>
      </text:list>
      <text:p text:style-name="Standard">Next paragraph is empty without explicit character attributes. Inserted text must be<text:s/><text:span text:style-name="a2c0b60">blue</text:span>.</text:p>
      <text:p text:style-name="Standard"/>
      <text:p text:style-name="Standard">Next paragraph is empty with explicit text color. Inserted text must be<text:s/><text:span text:style-name="a982a52">red</text:span>.</text:p>
      <text:p text:style-name="ac36650"/>
      <text:p text:style-name="ae93cb3">Entire paragraph in red.</text:p>
      <text:p text:style-name="Standard">End of document.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" svg:font-family="Calibri" svg:panose-1="2 15 5 2 2 2 4 3 2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>
      <style:paragraph-properties fo:margin-bottom="1.99mm" fo:margin-top="1.99mm"/>
      <style:text-properties fo:color="#0084d1" fo:font-size="11.0pt" style:font-name="Calibri"/>
    </style:style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Bullet Symbols" style:family="text" style:name="Bullet_20_Symbols" style:parent-style-name="default_character_style">
      <style:text-properties style:font-name="OpenSymbol" style:font-name-asian="OpenSymbol" style:font-name-complex="OpenSymbol"/>
    </style:style>
    <style:default-style style:family="graphic">
      <style:graphic-properties draw:fill="solid" draw:fill-color="#cfe7f5"/>
      <style:text-properties fo:country="DE" fo:font-size="12.0pt" fo:language="de" style:font-size-asian="12.0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44</dc:date>
    <meta:editing-cycles>2</meta:editing-cycles>
    <meta:editing-duration>PT0.012S</meta:editing-duration>
  </office:meta>
</office:document-meta>
</file>